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9-24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8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7-3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6-2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5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4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3-31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2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5-01-29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12-2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11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10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9-26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8-2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7-30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6-27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4-25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3-2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2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4-01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12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11-2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11-13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10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9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8-29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7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6-29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5-3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4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3-28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2-2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3-01-3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12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11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10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9-22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8-2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7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6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5-3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4-26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3-2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2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2-01-2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12-21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11-2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10-2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9-30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8-3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7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6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5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4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3-30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2-24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1-01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12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11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10-2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9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8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7-3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6-24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5-2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2-25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20-01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12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11-2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10-23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9-2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8-2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7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6-25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5-30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4-25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3-26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2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9-01-3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11-30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9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8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7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6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5-2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4-24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3-28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2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8-01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12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10-27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9-2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8-2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7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6-28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5-3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4-25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3-28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3-0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7-01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12-22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12-01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10-27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9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8-3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7-28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6-24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5-3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4-2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3-30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6-01-29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12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11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10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9-2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8-2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7-30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6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5-27 1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4-22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3-2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5-01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12-1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11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10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9-2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8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7-29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6-27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5-29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4-2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3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4-01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12-30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11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10-29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9-26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8-30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7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6-26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5-24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4-29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3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3-01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12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11-2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11-0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9-2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8-2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7-2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6-28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5-30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4-25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3-26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2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2-01-3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12-21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11-28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10-25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9-27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8-3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7-26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6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5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4-26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1-03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12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11-3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10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9-28 1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8-3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7-29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6-29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5-21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4-27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3-3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2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10-01-2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12-3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11-25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10-27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9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8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6-2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5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4-2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3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9-01-2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12-30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11-2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10-28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9-2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8-2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7-28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6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5-27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4-2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3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2-2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8-01-29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12-27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11-28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10-31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9-24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8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7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6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5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4-25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3-27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2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7-01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12-27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11-2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10-2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9-26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8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7-31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6-27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5-3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4-28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2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11-29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9-27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7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200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5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4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3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118073175801</text:p>
          </table:table-cell>
          <table:table-cell office:value-type="string" calcext:value-type="string">
            <text:p>CT-FF <text:s text:c="3"/>31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90" meta:object-count="0"/>
    <meta:user-defined meta:name="AppVersion">3.0</meta:user-defined>
  </office:meta>
</office:document-meta>
</file>